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93e94" officeooo:paragraph-rsid="00093e94" style:font-size-asian="17.5pt" style:font-weight-asian="bold" style:font-size-complex="20pt" style:font-weight-complex="bold"/>
    </style:style>
    <style:style style:name="P2" style:family="paragraph" style:parent-style-name="Standard" style:list-style-name="L1">
      <style:paragraph-properties fo:text-align="start" style:justify-single-word="false"/>
      <style:text-properties fo:font-size="20pt" fo:font-weight="bold" officeooo:rsid="00093e94" officeooo:paragraph-rsid="00093e94" style:font-size-asian="17.5pt" style:font-weight-asian="bold" style:font-size-complex="20pt" style:font-weight-complex="bold"/>
    </style:style>
    <style:style style:name="P3" style:family="paragraph" style:parent-style-name="Standard" style:list-style-name="L1">
      <style:paragraph-properties fo:text-align="start" style:justify-single-word="false"/>
      <style:text-properties fo:font-size="20pt" fo:font-weight="bold" officeooo:rsid="00093e94" officeooo:paragraph-rsid="000acd1d" style:font-size-asian="17.5pt" style:font-weight-asian="bold" style:font-size-complex="20pt" style:font-weight-complex="bold"/>
    </style:style>
    <style:style style:name="P4" style:family="paragraph" style:parent-style-name="Standard" style:list-style-name="L1">
      <style:paragraph-properties fo:text-align="start" style:justify-single-word="false"/>
      <style:text-properties fo:font-size="20pt" fo:font-weight="bold" officeooo:rsid="000acd1d" officeooo:paragraph-rsid="000acd1d" style:font-size-asian="17.5pt" style:font-weight-asian="bold" style:font-size-complex="20pt" style:font-weight-complex="bold"/>
    </style:style>
    <style:style style:name="P5" style:family="paragraph" style:parent-style-name="Standard" style:list-style-name="L1">
      <style:paragraph-properties fo:text-align="start" style:justify-single-word="false"/>
      <style:text-properties fo:font-size="20pt" fo:font-weight="bold" officeooo:rsid="000acd1d" officeooo:paragraph-rsid="000b0807" style:font-size-asian="17.5pt" style:font-weight-asian="bold" style:font-size-complex="20pt" style:font-weight-complex="bold"/>
    </style:style>
    <style:style style:name="P6" style:family="paragraph" style:parent-style-name="Standard" style:list-style-name="L1">
      <style:paragraph-properties fo:text-align="start" style:justify-single-word="false"/>
      <style:text-properties fo:font-size="20pt" fo:font-weight="bold" officeooo:rsid="000b0807" officeooo:paragraph-rsid="000b0807" style:font-size-asian="17.5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093e94" officeooo:paragraph-rsid="00093e94" style:font-size-asian="17.5pt" style:font-weight-asian="normal" style:font-size-complex="20pt" style:font-weight-complex="normal"/>
    </style:style>
    <style:style style:name="P8" style:family="paragraph" style:parent-style-name="Standard" style:list-style-name="L1">
      <style:paragraph-properties fo:text-align="start" style:justify-single-word="false"/>
      <style:text-properties fo:font-size="16pt" fo:font-weight="normal" officeooo:rsid="00093e94" officeooo:paragraph-rsid="00093e94" style:font-size-asian="14pt" style:font-weight-asian="normal" style:font-size-complex="16pt" style:font-weight-complex="normal"/>
    </style:style>
    <style:style style:name="P9" style:family="paragraph" style:parent-style-name="Standard" style:list-style-name="L1">
      <style:paragraph-properties fo:text-align="start" style:justify-single-word="false"/>
      <style:text-properties fo:font-size="16pt" fo:font-weight="normal" officeooo:rsid="00093e94" officeooo:paragraph-rsid="000acd1d"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093e94" officeooo:paragraph-rsid="00093e94" style:font-size-asian="14pt" style:font-weight-asian="normal" style:font-size-complex="16pt" style:font-weight-complex="normal"/>
    </style:style>
    <style:style style:name="P11" style:family="paragraph" style:parent-style-name="Standard" style:list-style-name="L1">
      <style:paragraph-properties fo:text-align="start" style:justify-single-word="false"/>
      <style:text-properties fo:font-size="16pt" fo:font-weight="normal" officeooo:rsid="000acd1d" officeooo:paragraph-rsid="000acd1d" style:font-size-asian="14pt" style:font-weight-asian="normal" style:font-size-complex="16pt" style:font-weight-complex="normal"/>
    </style:style>
    <style:style style:name="P12" style:family="paragraph" style:parent-style-name="Standard" style:list-style-name="L1">
      <style:paragraph-properties fo:text-align="start" style:justify-single-word="false"/>
      <style:text-properties fo:font-size="16pt" fo:font-weight="normal" officeooo:rsid="000acd1d" officeooo:paragraph-rsid="000b0807" style:font-size-asian="14pt" style:font-weight-asian="normal" style:font-size-complex="16pt" style:font-weight-complex="normal"/>
    </style:style>
    <style:style style:name="P13" style:family="paragraph" style:parent-style-name="Standard" style:list-style-name="L1">
      <style:paragraph-properties fo:text-align="start" style:justify-single-word="false"/>
      <style:text-properties fo:font-size="16pt" fo:font-weight="normal" officeooo:rsid="000b0807" officeooo:paragraph-rsid="000b0807" style:font-size-asian="14pt" style:font-weight-asian="normal" style:font-size-complex="16pt" style:font-weight-complex="normal"/>
    </style:style>
    <style:style style:name="P14" style:family="paragraph" style:parent-style-name="Standard" style:list-style-name="L1">
      <style:paragraph-properties fo:text-align="start" style:justify-single-word="false"/>
      <style:text-properties fo:font-size="16pt" fo:font-style="italic" fo:font-weight="normal" officeooo:rsid="000acd1d" officeooo:paragraph-rsid="000acd1d" style:font-size-asian="14pt" style:font-style-asian="italic" style:font-weight-asian="normal" style:font-size-complex="16pt" style:font-style-complex="italic" style:font-weight-complex="normal"/>
    </style:style>
    <style:style style:name="P15" style:family="paragraph" style:parent-style-name="Standard" style:list-style-name="L1">
      <style:paragraph-properties fo:text-align="start" style:justify-single-word="false"/>
      <style:text-properties officeooo:paragraph-rsid="000acd1d"/>
    </style:style>
    <style:style style:name="T1" style:family="text">
      <style:text-properties fo:font-weight="normal" style:font-weight-asian="normal" style:font-weight-complex="normal"/>
    </style:style>
    <style:style style:name="T2" style:family="text">
      <style:text-properties fo:font-size="16pt" fo:font-weight="normal" officeooo:rsid="00093e94" style:font-size-asian="14pt" style:font-weight-asian="normal" style:font-size-complex="16pt" style:font-weight-complex="normal"/>
    </style:style>
    <style:style style:name="T3" style:family="text">
      <style:text-properties fo:font-size="16pt" fo:font-style="italic" fo:font-weight="normal" officeooo:rsid="00093e94" style:font-size-asian="14pt" style:font-style-asian="italic" style:font-weight-asian="normal" style:font-size-complex="16pt" style:font-style-complex="italic" style:font-weight-complex="normal"/>
    </style:style>
    <style:style style:name="T4" style:family="text">
      <style:text-properties fo:font-size="16pt" fo:font-style="normal" fo:font-weight="normal" officeooo:rsid="00093e94" style:font-size-asian="14pt" style:font-style-asian="normal" style:font-weight-asian="normal" style:font-size-complex="16pt" style:font-style-complex="normal" style:font-weight-complex="normal"/>
    </style:style>
    <style:style style:name="T5" style:family="text">
      <style:text-properties fo:font-size="20pt" fo:font-weight="bold" style:font-size-asian="17.5pt" style:font-weight-asian="bold" style:font-size-complex="20pt"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cd1d" style:font-style-asian="normal" style:font-style-complex="normal"/>
    </style:style>
    <style:style style:name="T9" style:family="text">
      <style:text-properties fo:font-style="normal" officeooo:rsid="000b0807" style:font-style-asian="normal" style:font-style-complex="normal"/>
    </style:style>
    <style:style style:name="T10" style:family="text">
      <style:text-properties officeooo:rsid="000b0807"/>
    </style:style>
    <style:style style:name="T1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os de Computación</text:p>
      <text:p text:style-name="P1"><text:s/><text:span text:style-name="T1">Lex, localizador de expresiones regulares</text:span></text:p>
      <text:p text:style-name="P1"><text:span text:style-name="T1">Hugo Bárzano Cruz</text:span></text:p>
      <text:p text:style-name="P1"><text:span text:style-name="T1"/></text:p>
      <text:list xml:id="list5198550338906503636" text:style-name="L1">
        <text:list-item>
          <text:p text:style-name="P2">Descripción del problema</text:p>
          <text:p text:style-name="P8">El problema que he decidido llevar a cabo es la validación de documentos html con el objetivo de saber si cumplen o no el estándar impuesto para este lenguaje de marcas. Esto se traduce en comprobar si las etiquetas utilizadas son las correctas, además de comprobar su correcta apertura, cierre e indexación. </text:p>
          <text:p text:style-name="P8">El segundo punto que voy a tratar en la práctica es la descarga de contenido multimedia desde archivos.html, básicamente la descarga de imágenes. <text:s text:c="2"/></text:p>
          <text:p text:style-name="P8"/>
        </text:list-item>
        <text:list-item>
          <text:p text:style-name="P2">Desarrollo de la práctica</text:p>
          <text:p text:style-name="P9">Para realizar la primera parte, correspondiente a la validación, la solución que he tomado es la de crear distintas reglas para la apertura y cierre de las etiquetas que configuran el lenguaje. Una vez creadas estas reglas <text:span text:style-name="T10">con el</text:span> uso de expresiones regulares, lo que hago es <text:span text:style-name="T10">utilizar</text:span> un mecanismo de pila <text:span text:style-name="T10">e</text:span> ir insertando o eliminando elementos siempre y cuando las etiquetas tengan correspondencia</text:p>
          <text:p text:style-name="P9"/>
          <text:p text:style-name="P9"><text:s/><text:tab/>Correcto: <text:span text:style-name="T6">&lt;html&gt;...&lt;/html&gt; </text:span></text:p>
          <text:p text:style-name="P9"><text:tab/>Error:<text:tab/>&lt;html&gt;...&lt;html&gt; o mtl&gt;...&lt;/html&gt;....etc</text:p>
          <text:p text:style-name="P9"/>
          <text:p text:style-name="P15"><text:span text:style-name="T2">Para la segunda parte del problema, detecto mediante el uso de expresiones regulares, las imágenes incrustadas en el código html y mediante la llamada al sistema </text:span><text:span text:style-name="T3">wget</text:span><text:span text:style-name="T4"> las descargo. Previamente utilizo funciones auxiliar para limpiar el texto capturado por lex. </text:span></text:p>
          <text:p text:style-name="P3"><text:span text:style-name="T8"/></text:p>
        </text:list-item>
        <text:list-item>
          <text:p text:style-name="P4">Funcionamiento</text:p>
          <text:p text:style-name="P11">Podemos ejecutar el programa de dos formas distintas.</text:p>
          <text:p text:style-name="P11"/>
          <text:list>
            <text:list-header>
              <text:p text:style-name="P11"><text:span text:style-name="T6">./ejecutable fichero.html</text:span><text:span text:style-name="T7"> → Comprobará si el contenido de fichero.html es correcto o tiene errores. En caso de tener imágenes las descargará.</text:span></text:p>
              <text:p text:style-name="P11"><text:span text:style-name="T7"/></text:p>
              <text:p text:style-name="P14"><text:soft-page-break/>./ejecutable -u “<text:a xlink:type="simple" xlink:href="http://www.enlace.com/">www.enlace.com</text:a>” → <text:span text:style-name="T7">Descargará el archivo.html correspondiente a la web dada como argumento, lo validará y en caso de contener imágenes, las descargará. </text:span><text:span text:style-name="T9">Las comillas son necesarias. </text:span></text:p>
            </text:list-header>
          </text:list>
          <text:p text:style-name="P4"/>
        </text:list-item>
        <text:list-item>
          <text:p text:style-name="P4">Consideraciones del problema</text:p>
          <text:p text:style-name="P12">La forma en la que he atacado el problema no es única, en el código están comentadas dos formas de validación <text:span text:style-name="T10">complementarias</text:span>. La primera y más pobre, lo único que hace es comprobar si el numero de etiquetas abiertas y etiquetas cerradas es el mismo. No comprueba que las etiquetas estén bien escritas e indexadas.</text:p>
          <text:p text:style-name="P12"/>
          <text:p text:style-name="P12">La segunda es un mecanismo de doble pila. Utilizo un pila para las etiquetas abiertas y otra para las etiquetas cerradas. Cuando se ha completado el análisis de todo el documento, lo que hago es un “reverse” de <text:s/>una de las dos, por ejemplo las cerradas y voy comparando el top de ambas pilas. Si al acabar la comparación de ambas, todos los elementos han tenido su correspondiente pareja, significa que el documento está bien formado. Con este método se valida el numero de etiquetas, que las etiquetas estén bien escritas y además la indexación. No me ha gustado este método por su ineficiencia ya que para documentos extensos hay que <text:span text:style-name="T10">almacenar e </text:span>iterar bastante sobre las pilas. </text:p>
          <text:p text:style-name="P5"/>
        </text:list-item>
        <text:list-item>
          <text:p text:style-name="P6">Compilado</text:p>
          <text:p text:style-name="P13">Puesto que hago uso de la stl y otros elementos c++ es necesario compilar mediante g++ lex.yy.c -o ejecutable -lfl</text:p>
          <text:p text:style-name="P6"/>
          <text:p text:style-name="P15"/>
        </text:list-item>
      </text:list>
      <text:p text:style-name="P10"><text:span text:style-name="T5"/></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9:41:03.609532931</meta:creation-date>
    <dc:date>2015-11-29T20:18:33.586973973</dc:date>
    <meta:editing-duration>PT5M9S</meta:editing-duration>
    <meta:editing-cycles>1</meta:editing-cycles>
    <meta:document-statistic meta:table-count="0" meta:image-count="0" meta:object-count="0" meta:page-count="2" meta:paragraph-count="21" meta:word-count="464" meta:character-count="2883" meta:non-whitespace-character-count="2430"/>
    <meta:generator>LibreOffice/4.2.8.2$Linux_X86_64 LibreOffice_project/420m0$Build-2</meta:generator>
  </office:meta>
</office:document-meta>
</file>